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git show 6ff87c4664 – opis obiektu</text:p>
      <text:p text:style-name="Standard">$ git ls-tree fb3a8bdd0ce – opis drzewa</text:p>
      <text:p text:style-name="Standard">$ git show -s --pretty=raw 2be7fcb476 – opcja --pretty=raw pokazuje log wraz z commitem</text:p>
      <text:p text:style-name="Standard">git reset HEAD &lt;nazwa_pliku&gt; usunięcie plików z gita</text:p>
      <text:p text:style-name="Standard"><text:s/>git revert HEAD cofnij operacje komit</text:p>
      <text:p text:style-name="Standard"/>
      <text:p text:style-name="Standard">dodawanie projektu</text:p>
      <text:p text:style-name="Standard">mkdir folder</text:p>
      <text:p text:style-name="Standard">cd folder</text:p>
      <text:p text:style-name="Standard">git init</text:p>
      <text:p text:style-name="Standard"/>
      <text:p text:style-name="Standard">1 git add . dodaje wszystkie pliki wraz z podkatalogami</text:p>
      <text:p text:style-name="Standard">2git status pokazuje info na temat plików do skomitowania</text:p>
      <text:p text:style-name="Standard">3 git commit -m 'First commit' </text:p>
      <text:p text:style-name="Standard">git ls-files pliki w gicie</text:p>
      <text:p text:style-name="Standard"><text:s/>git remote add origin git@github.com:RLGGHC/gittest.git dodanie sciezki do gita</text:p>
      <text:p text:style-name="Standard"><text:s/>git remote show origin sprawdz co zrobiles</text:p>
      <text:p text:style-name="Standard"><text:s/>git push origin master dodaj do repo</text:p>
      <text:p text:style-name="Standard"/>
      <text:p text:style-name="Standard">kopiowanie projektu</text:p>
      <text:p text:style-name="Standard"><text:s/>git clone git://github.com/IndianGuru/advgame.git </text:p>
      <text:p text:style-name="Standard"/>
      <text:p text:style-name="Standard"><text:s/>git log dodatkowe info o projekcie</text:p>
      <text:p text:style-name="Standard"/>
      <text:p text:style-name="Standard"><text:s/>gitk --all graficzna reprezentacja</text:p>
      <text:p text:style-name="Standard"/>
      <text:p text:style-name="Standard">współpraca z projektem innego kolaboratora</text:p>
      <text:p text:style-name="Standard">wchodzisz do projektu beatlesa np. nowy i klikasz na fork – skopiuje się to do twojego repo</text:p>
      <text:p text:style-name="Standard"><text:span text:style-name="Source_20_Text">git clone git@github.com:kotosha/nowe.git</text:span> tym kopiuje lokalnie</text:p>
      <text:p text:style-name="Standard">wprowadzam zmiany</text:p>
      <text:p text:style-name="Standard">przeprowadzam operacje 1-3 w sekcji dodawanie projektu</text:p>
      <text:p text:style-name="Standard">git push origin master</text:p>
      <text:p text:style-name="Standard">w GitHubie przycik send pull request</text:p>
      <text:p text:style-name="Standard"/>
      <text:p text:style-name="Standard">śledzenie zmian oryginalnego repo beatlesa</text:p>
      <text:p text:style-name="Standard">cd nowy</text:p>
      <text:p text:style-name="Standard"><text:span text:style-name="Source_20_Text">git remote add beatlesnowy git://github.com/beatles/nowe.git </text:span></text:p>
      <text:p text:style-name="Standard"><text:span text:style-name="Source_20_Text">git remote show beatlesnowy sprawdzam zrodlo</text:span></text:p>
      <text:p text:style-name="Standard"><text:span text:style-name="Source_20_Text">git fetch beatlesnowy pobieram zrodlo</text:span></text:p>
      <text:p text:style-name="Standard"><text:span text:style-name="Source_20_Text">$ git pull </text:span><text:span text:style-name="Source_20_Text">beatlesnowy</text:span><text:span text:style-name="Source_20_Text"> master wprowadzam zmiany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1T15:55:19.34</dc:date>
    <meta:editing-duration>PT01H14M38S</meta:editing-duration>
    <meta:editing-cycles>9</meta:editing-cycles>
    <meta:generator>OpenOffice.org/3.0$Win32 OpenOffice.org_project/300m9$Build-9358</meta:generator>
    <meta:document-statistic meta:table-count="0" meta:image-count="0" meta:object-count="0" meta:page-count="1" meta:paragraph-count="33" meta:word-count="198" meta:character-count="1330"/>
    <meta:user-defined meta:name="Informacja 1"/>
    <meta:user-defined meta:name="Informacja 2"/>
    <meta:user-defined meta:name="Informacja 3"/>
    <meta:user-defined meta:name="Informacja 4"/>
  </office:meta>
</office:document-meta>
</file>